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95.95pt"/>
    </style:style>
    <style:style style:name="co3" style:family="table-column">
      <style:table-column-properties fo:break-before="auto" style:column-width="95.1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n-run_0_test-tag-reward_test(4) (copy)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Run0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Run3</text:p>
          </table:table-cell>
          <table:table-cell office:value-type="string" calcext:value-type="string">
            <text:p>Run4</text:p>
          </table:table-cell>
          <table:table-cell office:value-type="string" calcext:value-type="string">
            <text:p>Run5</text:p>
          </table:table-cell>
          <table:table-cell office:value-type="string" calcext:value-type="string">
            <text:p>Run6</text:p>
          </table:table-cell>
          <table:table-cell office:value-type="string" calcext:value-type="string">
            <text:p>Run7</text:p>
          </table:table-cell>
          <table:table-cell office:value-type="string" calcext:value-type="string">
            <text:p>Run8</text:p>
          </table:table-cell>
          <table:table-cell office:value-type="string" calcext:value-type="string">
            <text:p>Run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-1238.09875488281" calcext:value-type="float">
            <text:p>-1238.09875488281</text:p>
          </table:table-cell>
          <table:table-cell office:value-type="float" office:value="-990.581665039062" calcext:value-type="float">
            <text:p>-990.581665039062</text:p>
          </table:table-cell>
          <table:table-cell office:value-type="float" office:value="-1234.11291503906" calcext:value-type="float">
            <text:p>-1234.11291503906</text:p>
          </table:table-cell>
          <table:table-cell office:value-type="float" office:value="-1201.171875" calcext:value-type="float">
            <text:p>-1201.171875</text:p>
          </table:table-cell>
          <table:table-cell office:value-type="float" office:value="-1070.20581054688" calcext:value-type="float">
            <text:p>-1070.20581054688</text:p>
          </table:table-cell>
          <table:table-cell office:value-type="float" office:value="-672.00244140625" calcext:value-type="float">
            <text:p>-672.00244140625</text:p>
          </table:table-cell>
          <table:table-cell office:value-type="float" office:value="-1067.47448730469" calcext:value-type="float">
            <text:p>-1067.47448730469</text:p>
          </table:table-cell>
          <table:table-cell office:value-type="float" office:value="-1145.79272460938" calcext:value-type="float">
            <text:p>-1145.79272460938</text:p>
          </table:table-cell>
          <table:table-cell office:value-type="float" office:value="-1182.39086914063" calcext:value-type="float">
            <text:p>-1182.39086914063</text:p>
          </table:table-cell>
          <table:table-cell office:value-type="float" office:value="-1206.87707519531" calcext:value-type="float">
            <text:p>-1206.87707519531</text:p>
          </table:table-cell>
          <table:table-cell table:formula="of:=AVERAGE([.B2:.K2])" office:value-type="float" office:value="-1100.87086181641" calcext:value-type="float">
            <text:p>-1100.87086181641</text:p>
          </table:table-cell>
          <table:table-cell table:formula="of:=STDEV([.B2:.K2])" office:value-type="float" office:value="171.494582811994" calcext:value-type="float">
            <text:p>171.494582811994</text:p>
          </table:table-cell>
          <table:table-cell table:formula="of:=MIN([.B2:.K2])" office:value-type="float" office:value="-1238.09875488281" calcext:value-type="float">
            <text:p>-1238.09875488281</text:p>
          </table:table-cell>
          <table:table-cell table:formula="of:=MAX([.B2:.K2])" office:value-type="float" office:value="-672.00244140625" calcext:value-type="float">
            <text:p>-672.0024414062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-640.629577636719" calcext:value-type="float">
            <text:p>-640.629577636719</text:p>
          </table:table-cell>
          <table:table-cell office:value-type="float" office:value="-270.393707275391" calcext:value-type="float">
            <text:p>-270.393707275391</text:p>
          </table:table-cell>
          <table:table-cell office:value-type="float" office:value="-672.506408691406" calcext:value-type="float">
            <text:p>-672.506408691406</text:p>
          </table:table-cell>
          <table:table-cell office:value-type="float" office:value="-594.509216308594" calcext:value-type="float">
            <text:p>-594.509216308594</text:p>
          </table:table-cell>
          <table:table-cell office:value-type="float" office:value="-496.024536132813" calcext:value-type="float">
            <text:p>-496.024536132813</text:p>
          </table:table-cell>
          <table:table-cell office:value-type="float" office:value="-289.283233642578" calcext:value-type="float">
            <text:p>-289.283233642578</text:p>
          </table:table-cell>
          <table:table-cell office:value-type="float" office:value="-371.119812011719" calcext:value-type="float">
            <text:p>-371.119812011719</text:p>
          </table:table-cell>
          <table:table-cell office:value-type="float" office:value="-242.781661987305" calcext:value-type="float">
            <text:p>-242.781661987305</text:p>
          </table:table-cell>
          <table:table-cell office:value-type="float" office:value="-644.718078613281" calcext:value-type="float">
            <text:p>-644.718078613281</text:p>
          </table:table-cell>
          <table:table-cell office:value-type="float" office:value="-818.413391113281" calcext:value-type="float">
            <text:p>-818.413391113281</text:p>
          </table:table-cell>
          <table:table-cell table:formula="of:=AVERAGE([.B3:.K3])" office:value-type="float" office:value="-504.037962341309" calcext:value-type="float">
            <text:p>-504.037962341309</text:p>
          </table:table-cell>
          <table:table-cell table:formula="of:=STDEV([.B3:.K3])" office:value-type="float" office:value="200.150575399281" calcext:value-type="float">
            <text:p>200.150575399281</text:p>
          </table:table-cell>
          <table:table-cell table:formula="of:=MIN([.B3:.K3])" office:value-type="float" office:value="-818.413391113281" calcext:value-type="float">
            <text:p>-818.413391113281</text:p>
          </table:table-cell>
          <table:table-cell table:formula="of:=MAX([.B3:.K3])" office:value-type="float" office:value="-242.781661987305" calcext:value-type="float">
            <text:p>-242.78166198730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-262.930603027344" calcext:value-type="float">
            <text:p>-262.930603027344</text:p>
          </table:table-cell>
          <table:table-cell office:value-type="float" office:value="-205.941314697266" calcext:value-type="float">
            <text:p>-205.941314697266</text:p>
          </table:table-cell>
          <table:table-cell office:value-type="float" office:value="-260.885192871094" calcext:value-type="float">
            <text:p>-260.885192871094</text:p>
          </table:table-cell>
          <table:table-cell office:value-type="float" office:value="-198.363021850586" calcext:value-type="float">
            <text:p>-198.363021850586</text:p>
          </table:table-cell>
          <table:table-cell office:value-type="float" office:value="-246.798706054687" calcext:value-type="float">
            <text:p>-246.798706054687</text:p>
          </table:table-cell>
          <table:table-cell office:value-type="float" office:value="-159.633041381836" calcext:value-type="float">
            <text:p>-159.633041381836</text:p>
          </table:table-cell>
          <table:table-cell office:value-type="float" office:value="-332.199279785156" calcext:value-type="float">
            <text:p>-332.199279785156</text:p>
          </table:table-cell>
          <table:table-cell office:value-type="float" office:value="-166.069763183594" calcext:value-type="float">
            <text:p>-166.069763183594</text:p>
          </table:table-cell>
          <table:table-cell office:value-type="float" office:value="-398.506500244141" calcext:value-type="float">
            <text:p>-398.506500244141</text:p>
          </table:table-cell>
          <table:table-cell office:value-type="float" office:value="-409.779357910156" calcext:value-type="float">
            <text:p>-409.779357910156</text:p>
          </table:table-cell>
          <table:table-cell table:formula="of:=AVERAGE([.B4:.K4])" office:value-type="float" office:value="-264.110678100586" calcext:value-type="float">
            <text:p>-264.110678100586</text:p>
          </table:table-cell>
          <table:table-cell table:formula="of:=STDEV([.B4:.K4])" office:value-type="float" office:value="89.7299568383683" calcext:value-type="float">
            <text:p>89.7299568383683</text:p>
          </table:table-cell>
          <table:table-cell table:formula="of:=MIN([.B4:.K4])" office:value-type="float" office:value="-409.779357910156" calcext:value-type="float">
            <text:p>-409.779357910156</text:p>
          </table:table-cell>
          <table:table-cell table:formula="of:=MAX([.B4:.K4])" office:value-type="float" office:value="-159.633041381836" calcext:value-type="float">
            <text:p>-159.6330413818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-252.590637207031" calcext:value-type="float">
            <text:p>-252.590637207031</text:p>
          </table:table-cell>
          <table:table-cell office:value-type="float" office:value="-213.043075561523" calcext:value-type="float">
            <text:p>-213.043075561523</text:p>
          </table:table-cell>
          <table:table-cell office:value-type="float" office:value="-226.749282836914" calcext:value-type="float">
            <text:p>-226.749282836914</text:p>
          </table:table-cell>
          <table:table-cell office:value-type="float" office:value="-154.883834838867" calcext:value-type="float">
            <text:p>-154.883834838867</text:p>
          </table:table-cell>
          <table:table-cell office:value-type="float" office:value="-236.500854492188" calcext:value-type="float">
            <text:p>-236.500854492188</text:p>
          </table:table-cell>
          <table:table-cell office:value-type="float" office:value="-368.279754638672" calcext:value-type="float">
            <text:p>-368.279754638672</text:p>
          </table:table-cell>
          <table:table-cell office:value-type="float" office:value="-199.252853393555" calcext:value-type="float">
            <text:p>-199.252853393555</text:p>
          </table:table-cell>
          <table:table-cell office:value-type="float" office:value="-136.341232299805" calcext:value-type="float">
            <text:p>-136.341232299805</text:p>
          </table:table-cell>
          <table:table-cell office:value-type="float" office:value="-257.747924804687" calcext:value-type="float">
            <text:p>-257.747924804687</text:p>
          </table:table-cell>
          <table:table-cell office:value-type="float" office:value="-399.669494628906" calcext:value-type="float">
            <text:p>-399.669494628906</text:p>
          </table:table-cell>
          <table:table-cell table:formula="of:=AVERAGE([.B5:.K5])" office:value-type="float" office:value="-244.505894470215" calcext:value-type="float">
            <text:p>-244.505894470215</text:p>
          </table:table-cell>
          <table:table-cell table:formula="of:=STDEV([.B5:.K5])" office:value-type="float" office:value="83.5232888645923" calcext:value-type="float">
            <text:p>83.5232888645923</text:p>
          </table:table-cell>
          <table:table-cell table:formula="of:=MIN([.B5:.K5])" office:value-type="float" office:value="-399.669494628906" calcext:value-type="float">
            <text:p>-399.669494628906</text:p>
          </table:table-cell>
          <table:table-cell table:formula="of:=MAX([.B5:.K5])" office:value-type="float" office:value="-136.341232299805" calcext:value-type="float">
            <text:p>-136.34123229980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-229.135925292969" calcext:value-type="float">
            <text:p>-229.135925292969</text:p>
          </table:table-cell>
          <table:table-cell office:value-type="float" office:value="-176.530029296875" calcext:value-type="float">
            <text:p>-176.530029296875</text:p>
          </table:table-cell>
          <table:table-cell office:value-type="float" office:value="-271.011383056641" calcext:value-type="float">
            <text:p>-271.011383056641</text:p>
          </table:table-cell>
          <table:table-cell office:value-type="float" office:value="-583.509094238281" calcext:value-type="float">
            <text:p>-583.509094238281</text:p>
          </table:table-cell>
          <table:table-cell office:value-type="float" office:value="-271.381866455078" calcext:value-type="float">
            <text:p>-271.381866455078</text:p>
          </table:table-cell>
          <table:table-cell office:value-type="float" office:value="-220.523986816406" calcext:value-type="float">
            <text:p>-220.523986816406</text:p>
          </table:table-cell>
          <table:table-cell office:value-type="float" office:value="-317.280822753906" calcext:value-type="float">
            <text:p>-317.280822753906</text:p>
          </table:table-cell>
          <table:table-cell office:value-type="float" office:value="-303.595031738281" calcext:value-type="float">
            <text:p>-303.595031738281</text:p>
          </table:table-cell>
          <table:table-cell office:value-type="float" office:value="-357.078094482422" calcext:value-type="float">
            <text:p>-357.078094482422</text:p>
          </table:table-cell>
          <table:table-cell office:value-type="float" office:value="-169.847747802734" calcext:value-type="float">
            <text:p>-169.847747802734</text:p>
          </table:table-cell>
          <table:table-cell table:formula="of:=AVERAGE([.B6:.K6])" office:value-type="float" office:value="-289.989398193359" calcext:value-type="float">
            <text:p>-289.989398193359</text:p>
          </table:table-cell>
          <table:table-cell table:formula="of:=STDEV([.B6:.K6])" office:value-type="float" office:value="119.315957134116" calcext:value-type="float">
            <text:p>119.315957134116</text:p>
          </table:table-cell>
          <table:table-cell table:formula="of:=MIN([.B6:.K6])" office:value-type="float" office:value="-583.509094238281" calcext:value-type="float">
            <text:p>-583.509094238281</text:p>
          </table:table-cell>
          <table:table-cell table:formula="of:=MAX([.B6:.K6])" office:value-type="float" office:value="-169.847747802734" calcext:value-type="float">
            <text:p>-169.84774780273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-405.311248779297" calcext:value-type="float">
            <text:p>-405.311248779297</text:p>
          </table:table-cell>
          <table:table-cell office:value-type="float" office:value="-204.874450683594" calcext:value-type="float">
            <text:p>-204.874450683594</text:p>
          </table:table-cell>
          <table:table-cell office:value-type="float" office:value="-286.382934570313" calcext:value-type="float">
            <text:p>-286.382934570313</text:p>
          </table:table-cell>
          <table:table-cell office:value-type="float" office:value="-305.974761962891" calcext:value-type="float">
            <text:p>-305.974761962891</text:p>
          </table:table-cell>
          <table:table-cell office:value-type="float" office:value="-496.926788330078" calcext:value-type="float">
            <text:p>-496.926788330078</text:p>
          </table:table-cell>
          <table:table-cell office:value-type="float" office:value="-209.806762695312" calcext:value-type="float">
            <text:p>-209.806762695312</text:p>
          </table:table-cell>
          <table:table-cell office:value-type="float" office:value="-301.155181884766" calcext:value-type="float">
            <text:p>-301.155181884766</text:p>
          </table:table-cell>
          <table:table-cell office:value-type="float" office:value="-206.893402099609" calcext:value-type="float">
            <text:p>-206.893402099609</text:p>
          </table:table-cell>
          <table:table-cell office:value-type="float" office:value="-197.183120727539" calcext:value-type="float">
            <text:p>-197.183120727539</text:p>
          </table:table-cell>
          <table:table-cell office:value-type="float" office:value="-223.523132324219" calcext:value-type="float">
            <text:p>-223.523132324219</text:p>
          </table:table-cell>
          <table:table-cell table:formula="of:=AVERAGE([.B7:.K7])" office:value-type="float" office:value="-283.803178405762" calcext:value-type="float">
            <text:p>-283.803178405762</text:p>
          </table:table-cell>
          <table:table-cell table:formula="of:=STDEV([.B7:.K7])" office:value-type="float" office:value="99.8567063313863" calcext:value-type="float">
            <text:p>99.8567063313863</text:p>
          </table:table-cell>
          <table:table-cell table:formula="of:=MIN([.B7:.K7])" office:value-type="float" office:value="-496.926788330078" calcext:value-type="float">
            <text:p>-496.926788330078</text:p>
          </table:table-cell>
          <table:table-cell table:formula="of:=MAX([.B7:.K7])" office:value-type="float" office:value="-197.183120727539" calcext:value-type="float">
            <text:p>-197.183120727539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-226.651763916016" calcext:value-type="float">
            <text:p>-226.651763916016</text:p>
          </table:table-cell>
          <table:table-cell office:value-type="float" office:value="-197.837936401367" calcext:value-type="float">
            <text:p>-197.837936401367</text:p>
          </table:table-cell>
          <table:table-cell office:value-type="float" office:value="-487.559753417969" calcext:value-type="float">
            <text:p>-487.559753417969</text:p>
          </table:table-cell>
          <table:table-cell office:value-type="float" office:value="-238.233856201172" calcext:value-type="float">
            <text:p>-238.233856201172</text:p>
          </table:table-cell>
          <table:table-cell office:value-type="float" office:value="-199.334228515625" calcext:value-type="float">
            <text:p>-199.334228515625</text:p>
          </table:table-cell>
          <table:table-cell office:value-type="float" office:value="-217.646194458008" calcext:value-type="float">
            <text:p>-217.646194458008</text:p>
          </table:table-cell>
          <table:table-cell office:value-type="float" office:value="-358.833038330078" calcext:value-type="float">
            <text:p>-358.833038330078</text:p>
          </table:table-cell>
          <table:table-cell office:value-type="float" office:value="-133.962173461914" calcext:value-type="float">
            <text:p>-133.962173461914</text:p>
          </table:table-cell>
          <table:table-cell office:value-type="float" office:value="-182.87370300293" calcext:value-type="float">
            <text:p>-182.87370300293</text:p>
          </table:table-cell>
          <table:table-cell office:value-type="float" office:value="-149.727066040039" calcext:value-type="float">
            <text:p>-149.727066040039</text:p>
          </table:table-cell>
          <table:table-cell table:formula="of:=AVERAGE([.B8:.K8])" office:value-type="float" office:value="-239.265971374512" calcext:value-type="float">
            <text:p>-239.265971374512</text:p>
          </table:table-cell>
          <table:table-cell table:formula="of:=STDEV([.B8:.K8])" office:value-type="float" office:value="106.547174461804" calcext:value-type="float">
            <text:p>106.547174461804</text:p>
          </table:table-cell>
          <table:table-cell table:formula="of:=MIN([.B8:.K8])" office:value-type="float" office:value="-487.559753417969" calcext:value-type="float">
            <text:p>-487.559753417969</text:p>
          </table:table-cell>
          <table:table-cell table:formula="of:=MAX([.B8:.K8])" office:value-type="float" office:value="-133.962173461914" calcext:value-type="float">
            <text:p>-133.96217346191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-282.651672363281" calcext:value-type="float">
            <text:p>-282.651672363281</text:p>
          </table:table-cell>
          <table:table-cell office:value-type="float" office:value="-300.926452636719" calcext:value-type="float">
            <text:p>-300.926452636719</text:p>
          </table:table-cell>
          <table:table-cell office:value-type="float" office:value="-269.998443603516" calcext:value-type="float">
            <text:p>-269.998443603516</text:p>
          </table:table-cell>
          <table:table-cell office:value-type="float" office:value="-220.339431762695" calcext:value-type="float">
            <text:p>-220.339431762695</text:p>
          </table:table-cell>
          <table:table-cell office:value-type="float" office:value="-172.04573059082" calcext:value-type="float">
            <text:p>-172.04573059082</text:p>
          </table:table-cell>
          <table:table-cell office:value-type="float" office:value="-241.883773803711" calcext:value-type="float">
            <text:p>-241.883773803711</text:p>
          </table:table-cell>
          <table:table-cell office:value-type="float" office:value="-184.771408081055" calcext:value-type="float">
            <text:p>-184.771408081055</text:p>
          </table:table-cell>
          <table:table-cell office:value-type="float" office:value="-240.502990722656" calcext:value-type="float">
            <text:p>-240.502990722656</text:p>
          </table:table-cell>
          <table:table-cell office:value-type="float" office:value="-173.484466552734" calcext:value-type="float">
            <text:p>-173.484466552734</text:p>
          </table:table-cell>
          <table:table-cell office:value-type="float" office:value="-185.569473266602" calcext:value-type="float">
            <text:p>-185.569473266602</text:p>
          </table:table-cell>
          <table:table-cell table:formula="of:=AVERAGE([.B9:.K9])" office:value-type="float" office:value="-227.217384338379" calcext:value-type="float">
            <text:p>-227.217384338379</text:p>
          </table:table-cell>
          <table:table-cell table:formula="of:=STDEV([.B9:.K9])" office:value-type="float" office:value="47.4253446619512" calcext:value-type="float">
            <text:p>47.4253446619512</text:p>
          </table:table-cell>
          <table:table-cell table:formula="of:=MIN([.B9:.K9])" office:value-type="float" office:value="-300.926452636719" calcext:value-type="float">
            <text:p>-300.926452636719</text:p>
          </table:table-cell>
          <table:table-cell table:formula="of:=MAX([.B9:.K9])" office:value-type="float" office:value="-172.04573059082" calcext:value-type="float">
            <text:p>-172.04573059082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-237.038116455078" calcext:value-type="float">
            <text:p>-237.038116455078</text:p>
          </table:table-cell>
          <table:table-cell office:value-type="float" office:value="-288.485107421875" calcext:value-type="float">
            <text:p>-288.485107421875</text:p>
          </table:table-cell>
          <table:table-cell office:value-type="float" office:value="-192.819778442383" calcext:value-type="float">
            <text:p>-192.819778442383</text:p>
          </table:table-cell>
          <table:table-cell office:value-type="float" office:value="-288.210601806641" calcext:value-type="float">
            <text:p>-288.210601806641</text:p>
          </table:table-cell>
          <table:table-cell office:value-type="float" office:value="-248.876953125" calcext:value-type="float">
            <text:p>-248.876953125</text:p>
          </table:table-cell>
          <table:table-cell office:value-type="float" office:value="-304.377258300781" calcext:value-type="float">
            <text:p>-304.377258300781</text:p>
          </table:table-cell>
          <table:table-cell office:value-type="float" office:value="-575.290893554688" calcext:value-type="float">
            <text:p>-575.290893554688</text:p>
          </table:table-cell>
          <table:table-cell office:value-type="float" office:value="-331.469696044922" calcext:value-type="float">
            <text:p>-331.469696044922</text:p>
          </table:table-cell>
          <table:table-cell office:value-type="float" office:value="-182.644577026367" calcext:value-type="float">
            <text:p>-182.644577026367</text:p>
          </table:table-cell>
          <table:table-cell office:value-type="float" office:value="-226.969589233398" calcext:value-type="float">
            <text:p>-226.969589233398</text:p>
          </table:table-cell>
          <table:table-cell table:formula="of:=AVERAGE([.B10:.K10])" office:value-type="float" office:value="-287.618257141113" calcext:value-type="float">
            <text:p>-287.618257141113</text:p>
          </table:table-cell>
          <table:table-cell table:formula="of:=STDEV([.B10:.K10])" office:value-type="float" office:value="111.904813780208" calcext:value-type="float">
            <text:p>111.904813780208</text:p>
          </table:table-cell>
          <table:table-cell table:formula="of:=MIN([.B10:.K10])" office:value-type="float" office:value="-575.290893554688" calcext:value-type="float">
            <text:p>-575.290893554688</text:p>
          </table:table-cell>
          <table:table-cell table:formula="of:=MAX([.B10:.K10])" office:value-type="float" office:value="-182.644577026367" calcext:value-type="float">
            <text:p>-182.64457702636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-266.043853759766" calcext:value-type="float">
            <text:p>-266.043853759766</text:p>
          </table:table-cell>
          <table:table-cell office:value-type="float" office:value="-458.808197021484" calcext:value-type="float">
            <text:p>-458.808197021484</text:p>
          </table:table-cell>
          <table:table-cell office:value-type="float" office:value="-237.819305419922" calcext:value-type="float">
            <text:p>-237.819305419922</text:p>
          </table:table-cell>
          <table:table-cell office:value-type="float" office:value="-204.700256347656" calcext:value-type="float">
            <text:p>-204.700256347656</text:p>
          </table:table-cell>
          <table:table-cell office:value-type="float" office:value="-568.278503417969" calcext:value-type="float">
            <text:p>-568.278503417969</text:p>
          </table:table-cell>
          <table:table-cell office:value-type="float" office:value="-666.673706054688" calcext:value-type="float">
            <text:p>-666.673706054688</text:p>
          </table:table-cell>
          <table:table-cell office:value-type="float" office:value="-589.105041503906" calcext:value-type="float">
            <text:p>-589.105041503906</text:p>
          </table:table-cell>
          <table:table-cell office:value-type="float" office:value="-269.565643310547" calcext:value-type="float">
            <text:p>-269.565643310547</text:p>
          </table:table-cell>
          <table:table-cell office:value-type="float" office:value="-258.712554931641" calcext:value-type="float">
            <text:p>-258.712554931641</text:p>
          </table:table-cell>
          <table:table-cell/>
          <table:table-cell table:formula="of:=AVERAGE([.B11:.K11])" office:value-type="float" office:value="-391.07856241862" calcext:value-type="float">
            <text:p>-391.07856241862</text:p>
          </table:table-cell>
          <table:table-cell table:formula="of:=STDEV([.B11:.K11])" office:value-type="float" office:value="179.338852718673" calcext:value-type="float">
            <text:p>179.338852718673</text:p>
          </table:table-cell>
          <table:table-cell table:formula="of:=MIN([.B11:.K11])" office:value-type="float" office:value="-666.673706054688" calcext:value-type="float">
            <text:p>-666.673706054688</text:p>
          </table:table-cell>
          <table:table-cell table:formula="of:=MAX([.B11:.K11])" office:value-type="float" office:value="-204.700256347656" calcext:value-type="float">
            <text:p>-204.7002563476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3T17:27:48.533655813</dc:date>
    <meta:editing-duration>PT4M38S</meta:editing-duration>
    <meta:editing-cycles>1</meta:editing-cycles>
    <meta:document-statistic meta:table-count="1" meta:cell-count="164" meta:object-count="0"/>
    <meta:generator>LibreOffice/6.0.7.3$Linux_X86_64 LibreOffice_project/00m0$Build-3</meta:generator>
  </office:meta>
</office:document-meta>
</file>